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336369848"/><text:bookmark text:name="TI000000338"/>Глава 12. Администрирование мобильной платформы</text:h>
      <text:h text:style-name="Heading_20_2" text:outline-level="2"><text:bookmark text:name="TI000000339"/><text:bookmark text:name="IssOgl1_12.1_Запуск_и_работа_со_списком_приложений_для_ОС_iOS"/>12.1. Запуск и работа со списком приложений для ОС iOS</text:h>
      <text:h text:style-name="Heading_20_3" text:outline-level="3"><text:bookmark text:name="TI000000340"/><text:bookmark text:name="IssOgl2_12.1.1_Запуск_мобильного_приложения"/>12.1.1. Запуск мобильного приложения</text:h>
      <text:p text:style-name="Text_20_body">Для запуска мобильного приложения необходимо найти нужное приложение в списке и нажать на его картинку. При этом в большинстве случаев будет открыто основное окно мобильного приложения. Однако если с данной программой связано несколько приложений, то будет открыт список этих приложений. В этом случае, для запуска приложения следует нажать на нужное приложение в списке.</text:p>
      <text:h text:style-name="Heading_20_3" text:outline-level="3"><text:bookmark text:name="TI000000341"/><text:bookmark text:name="IssOgl2_12.1.2_Работа_со_списком_приложений"/>12.1.2. Работа со списком приложений</text:h>
      <text:p text:style-name="Text_20_body">Для выполнения большинства нижеперечисленных действий необходимо попасть в список приложений. Это можно сделать из запущенного приложения с помощью главного меню, выбрав там пункт Список приложений. Также список приложений доступен сразу при запуске мобильного приложения, если зарегистрировано более одного приложения.</text:p>
      <text:h text:style-name="Heading_20_4" text:outline-level="4"><text:bookmark text:name="TI000000342"/><text:bookmark text:name="IssOgl3_12.1.2.1_Создание_приложения"/>12.1.2.1. Создание приложения</text:h>
      <text:p text:style-name="Text_20_body">Для того чтобы создать приложение для мобильной платформы, следует:</text:p>
      <text:p text:style-name="Text_20_body">● Выбрать команду добавления приложения;</text:p>
      <text:p text:style-name="Text_20_body">● Затем следует указать имя приложения и нажать кнопку Готово;</text:p>
      <text:p text:style-name="Text_20_body">● После закрытия окна будет создано приложение.</text:p>
      <text:h text:style-name="Heading_20_4" text:outline-level="4"><text:bookmark text:name="TI000000343"/><text:bookmark text:name="IssOgl3_12.1.2.2_Запуск_приложения"/>12.1.2.2. Запуск приложения</text:h>
      <text:p text:style-name="Text_20_body">При запуске мобильного приложения, в большинстве случаев, будет открыто основное окно приложения. Однако если с данной программой связано несколько приложений, то будет открыт их список. В этом случае, для запуска приложения следует нажать на нужное приложение в списке.</text:p>
      <text:h text:style-name="Heading_20_4" text:outline-level="4"><text:bookmark text:name="TI000000344"/><text:bookmark text:name="IssOgl3_12.1.2.3_Изменение_свойств_приложения"/>12.1.2.3. Изменение свойств приложения</text:h>
      <text:p text:style-name="Text_20_body">Свойства приложения изменяются в специальном окне. Для открытия окна свойств приложения следует в правой части строки с именем нужного приложения нажать кнопку &gt;.</text:p>
      <text:p text:style-name="Text_20_body">В открывшемся окне можно изменить наименование приложения, запустить его (кнопка Открыть) или удалить (кнопка Удалить).</text:p>
      <text:p text:style-name="Text_20_body">Внимание! После удаления приложения, данные информационной базы восстановить невозможно.</text:p>
      <text:h text:style-name="Heading_20_4" text:outline-level="4"><text:bookmark text:name="TI000000345"/><text:bookmark text:name="IssOgl3_12.1.2.4_Удаление_приложения"/>12.1.2.4. Удаление приложения</text:h>
      <text:p text:style-name="Text_20_body">Для удаления приложения следует нажать кнопку Изменить, затем нажать картинку в левой части строки с именем удаляемого приложения. Затем в правой части этой же строки нажмите кнопку Удалить.</text:p>
      <text:p text:style-name="Text_20_body">Внимание! После удаления приложения, данные информационной базы восстановить невозможно.</text:p>
      <text:h text:style-name="Heading_20_4" text:outline-level="4"><text:bookmark text:name="TI000000346"/><text:bookmark text:name="IssOgl3_12.1.2.5_Обновление_приложения"/>12.1.2.5. Обновление приложения</text:h>
      <text:p text:style-name="Text_20_body">Мобильное приложение обновляется с помощью используемого магазина приложений. После его успешного обновления мобильного приложения, необходимо обновить ранее созданные приложения. Для этого достаточно запустить приложение.</text:p>
      <text:p text:style-name="Text_20_body"><text:soft-page-break/>Если в процессе выполнения обновления будет обнаружена необходимость реструктуризации базы данных, то будет запрошено подтверждение выполнения этой операции. В случае отказа обновление будет отложено до следующего запуска приложения.</text:p>
      <text:p text:style-name="Text_20_body">Также имеет смысл отказаться от обновления, чтобы сделать резервную копию базы данных.</text:p>
      <text:h text:style-name="Heading_20_2" text:outline-level="2"><text:bookmark text:name="TI000000347"/><text:bookmark text:name="IssOgl1_12.2_Запуск_и_работа_со_списком_приложений_для_ОС_Android"/>12.2. Запуск и работа со списком приложений для ОС Android</text:h>
      <text:h text:style-name="Heading_20_3" text:outline-level="3"><text:bookmark text:name="TI000000348"/><text:bookmark text:name="IssOgl2_12.2.1_Запуск_мобильного_приложения"/>12.2.1. Запуск мобильного приложения</text:h>
      <text:p text:style-name="Text_20_body">Для запуска мобильного приложения необходимо найти нужное приложение в списке и нажать на его картинку. При этом в большинстве случаев будет открыто основное окно мобильного приложения. Однако если с данной программой связано несколько приложений, то будет открыт список этих приложений. В этом случае, для запуска приложения следует нажать на нужное приложение в списке.</text:p>
      <text:h text:style-name="Heading_20_3" text:outline-level="3"><text:bookmark text:name="TI000000349"/><text:bookmark text:name="IssOgl2_12.2.2_Работа_со_списком_приложений"/>12.2.2. Работа со списком приложений</text:h>
      <text:p text:style-name="Text_20_body">Для выполнения большинства нижеперечисленных действий необходимо попасть в список приложений. Это можно сделать из запущенного приложения с помощью главного меню, выбрав там пункт Список приложений. Также список приложений доступен сразу при запуске мобильного приложения, если зарегистрировано более одного приложения.</text:p>
      <text:h text:style-name="Heading_20_4" text:outline-level="4"><text:bookmark text:name="TI000000350"/><text:bookmark text:name="IssOgl3_12.2.2.1_Создание_приложения"/>12.2.2.1. Создание приложения</text:h>
      <text:p text:style-name="Text_20_body">Для того чтобы создать приложение для мобильной платформы, следует:</text:p>
      <text:p text:style-name="Text_20_body">● Выбрать команду добавления приложения;</text:p>
      <text:p text:style-name="Text_20_body">● Затем следует указать имя приложения и нажать кнопку Готово;</text:p>
      <text:p text:style-name="Text_20_body">● После закрытия окна будет создано приложение.</text:p>
      <text:h text:style-name="Heading_20_4" text:outline-level="4"><text:bookmark text:name="TI000000351"/><text:bookmark text:name="IssOgl3_12.2.2.2_Запуск_приложения"/>12.2.2.2. Запуск приложения</text:h>
      <text:p text:style-name="Text_20_body"><text:bookmark text:name="_ref335927440"/>При запуске мобильного приложения, в большинстве случаев, будет открыто основное окно приложения. Однако если с данной программой связано несколько приложений, то будет открыт их список. В этом случае, для запуска приложения следует нажать на нужное приложение в списке.</text:p>
      <text:h text:style-name="Heading_20_4" text:outline-level="4"><text:bookmark text:name="TI000000352"/><text:bookmark text:name="IssOgl3_12.2.2.3_Изменение_свойств_приложения"/>12.2.2.3. Изменение свойств приложения</text:h>
      <text:p text:style-name="Text_20_body">Свойства приложения изменяются в специальном окне. Для открытия окна свойств приложения следует выполнить длинное нажатие на нужном приложении. В открывшемся контекстном меню выбрать команду Изменить.</text:p>
      <text:p text:style-name="Text_20_body">В открывшемся окне можно изменить наименование приложения, запустить его (кнопка Открыть) или удалить (кнопка Удалить).</text:p>
      <text:p text:style-name="Text_20_body">Внимание! После удаления приложения, данные информационной базы восстановить невозможно.</text:p>
      <text:h text:style-name="Heading_20_4" text:outline-level="4"><text:bookmark text:name="_ref370902827"/><text:bookmark text:name="TI000000353"/><text:bookmark text:name="IssOgl3_12.2.2.4_Удаление_приложения"/>12.2.2.4. Удаление приложения</text:h>
      <text:p text:style-name="Text_20_body">Для удаления приложения следует выполнить следующие действия:</text:p>
      <text:p text:style-name="Text_20_body">● Выполнить длинное нажатие на удаляемом приложении.</text:p>
      <text:p text:style-name="Text_20_body">● В открывшемся контекстном меню выбрать команду Удалить.</text:p>
      <text:p text:style-name="Text_20_body">● Чтобы подтвердить удаление, нажать Да.</text:p>
      <text:p text:style-name="Text_20_body">Внимание! После удаления приложения, данные информационной базы восстановить невозможно.</text:p>
      <text:h text:style-name="Heading_20_4" text:outline-level="4"><text:bookmark text:name="TI000000354"/><text:bookmark text:name="IssOgl3_12.2.2.5_Обновление_приложения"/><text:soft-page-break/>12.2.2.5. Обновление приложения</text:h>
      <text:p text:style-name="Text_20_body">Мобильное приложение обновляется с помощью используемого магазина приложений. После его успешного обновления мобильного приложения, необходимо обновить ранее созданные приложения. Для этого достаточно запустить приложение.</text:p>
      <text:p text:style-name="Text_20_body">Если в процессе выполнения обновления будет обнаружена необходимость реструктуризации базы данных, то будет запрошено подтверждение выполнения этой операции. В случае отказа обновление будет отложено до следующего запуска приложения.</text:p>
      <text:p text:style-name="Text_20_body">Также имеет смысл отказаться от обновления, чтобы сделать резервную копию базы данных.</text:p>
      <text:h text:style-name="Heading_20_2" text:outline-level="2"><text:bookmark text:name="TI000000355"/><text:bookmark text:name="IssOgl1_12.3_Подготовка_инфраструктуры_для_выполнения_обмена"/>12.3. Подготовка инфраструктуры для выполнения обмена</text:h>
      <text:p text:style-name="Text_20_body">Если мобильное приложение является частью распределенной информационной системы, то, как правило, взаимодействие в рамках этой инфраструктуры выполняется с помощью Web-сервисов. Конкретная система может предъявлять свои требования к организации взаимодействия (это определяется на этапе разработки системы). В любом случае, рекомендуется ознакомиться с документацией к системе для получения информации о том, какие механизмы используются для организации взаимодействия.</text:p>
      <text:p text:style-name="Text_20_body">Соответственно, в задачи администратора входит организация каналов связи и создание программно-аппаратной среды, удовлетворяющей требованиям, выставляемой прикладной системой.</text:p>
      <text:h text:style-name="Heading_20_2" text:outline-level="2"><text:bookmark text:name="_ref353211441"/><text:bookmark text:name="_ref353211440"/><text:bookmark text:name="_ref459828821"/><text:bookmark text:name="_ref459828820"/><text:bookmark text:name="TI000000356"/><text:bookmark text:name="IssOgl1_12.4_Резервное_копирование"/>12.4. Резервное копирование</text:h>
      <text:p text:style-name="Text_20_body">Резервное копирование данных выполняется в зависимости от используемого мобильного приложения.</text:p>
      <text:p text:style-name="Text_20_body">Если используется мобильное приложение, не связанное с удаленной системой, то для резервного копирования можно воспользоваться штатными средствами используемой операционной системы мобильного устройства. При этом следует помнить о следующей особенности поведения системы под управлением ОС iOS: сразу после создания информационной базы из шаблона, она исключена из процесса резервного копирования. После того, как в информационной базе будет выполнена запись данных с помощью расширений форм объектов и регистров, информационная база включается в процесс резервного копирования.</text:p>
      <text:p text:style-name="Text_20_body">Если используемое приложение выполняет синхронизацию данных с удаленной системой, то рекомендуется выполнить сеанс синхронизации данных. Необходимость использования штатных средств резервного копирования, после выполнения синхронизации, зависит от наличия в мобильном приложении данных, которые не синхронизируются с удаленной системой. Если таких данных нет, то в случае возникновения проблем, приложение можно пересоздать и провести начальную инициализацию данных из удаленной системы.</text:p>
      <text:p text:style-name="Text_20_body">Имеется возможность настроить резервное копирование на накопитель мобильного устройства (подробнее см. <text:a xlink:type="simple" xlink:href="https://its.1c.ru/db/content/v8313doc/src/руководство%20администратора/глава%206.%20администрирование%20информационной%20базы.htm?_=1542379434#_ref459828780" text:style-name="Internet_20_link" text:visited-style-name="Visited_20_Internet_20_Link">здесь</text:a>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5:13.126114233</dc:date>
    <meta:editing-duration>PT1H17M2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927" meta:character-count="7390" meta:non-whitespace-character-count="6521"/>
  </office:meta>
</office:document-meta>
</file>